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BINO VILLAR, EDMERSON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BINO VILLAR, EDMERSO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651643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26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2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16721</text:span></text:p>
          </table:table-cell>
          <table:table-cell table:style-name="Tabla3.A2" office:value-type="string">
            <text:p text:style-name="P6"><text:span text:style-name="T11">LA2362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>29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3:33:0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